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7" style:family="table-cell" style:parent-style-name="Default">
      <style:table-cell-properties fo:background-color="#ff3838"/>
      <style:text-properties fo:color="#000000"/>
    </style:style>
    <style:style style:name="ce18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_only" table:style-name="ta1">
        <table:table-column table:style-name="co1" table:default-cell-style-name="ce14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DOT" table:style-name="ta1"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Pathology" table:style-name="ta1">
        <table:table-column table:style-name="co1" table:number-columns-repeated="9" table:default-cell-style-name="ce18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1T11:36:11.178891977</dc:date>
    <meta:editing-duration>P7DT6H1M37S</meta:editing-duration>
    <meta:editing-cycles>33</meta:editing-cycles>
    <meta:document-statistic meta:table-count="4" meta:cell-count="1881" meta:object-count="0"/>
  </office:meta>
</office:document-meta>
</file>